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text-properties fo:color="#ef2929" loext:opacity="100%" fo:font-weight="bold"/>
    </style:style>
    <style:style style:name="P3"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840G2B</text:span>:<text:span text:style-name="T3">~/Documents/GitHub/ai_logicalaccess_crew/larc</text:span>$ python src/larc/main.py </text:p>
      <text:p text:style-name="Preformatted_20_Text">/home/ayman/Documents/GitHub/ai_logicalaccess_crew/larc/.venv/lib/python3.12/site-packages/pysbd/segmenter.py:66: SyntaxWarning: invalid escape sequence '\s'</text:p>
      <text:p text:style-name="Preformatted_20_Text"><text:s text:c="2"/>for match in re.finditer('{0}\s*'.format(re.escape(sent)), self.original_text):</text:p>
      <text:p text:style-name="Preformatted_20_Text">/home/ayman/Documents/GitHub/ai_logicalaccess_crew/larc/.venv/lib/python3.12/site-packages/pysbd/lang/arabic.py:29: SyntaxWarning: invalid escape sequence '\.'</text:p>
      <text:p text:style-name="Preformatted_20_Text"><text:s text:c="2"/>txt = re.sub('(?&lt;={0})\.'.format(am), '∯', txt)</text:p>
      <text:p text:style-name="Preformatted_20_Text">/home/ayman/Documents/GitHub/ai_logicalaccess_crew/larc/.venv/lib/python3.12/site-packages/pysbd/lang/persian.py:29: SyntaxWarning: invalid escape sequence '\.'</text:p>
      <text:p text:style-name="Preformatted_20_Text"><text:s text:c="2"/>txt = re.sub('(?&lt;={0})\.'.format(am), '∯', txt)</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text:soft-page-break/>{'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text:soft-page-break/>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Report while he is unauthorized to have access to system_c_access according to access matrix.'}}, 'USER024': {'review_results': {'system_a_access': 'user has 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 Access Review Findings</text:p>
      <text:p text:style-name="Preformatted_20_Text"/>
      <text:p text:style-name="P1">## USER001</text:p>
      <text:p text:style-name="P1">- **system_a_access**: user has actual access level of maker which is matching his system_a_access level in access matrix.</text:p>
      <text:p text:style-name="P1">- **system_b_access**: user has actual system_b_access access level of maker in Access Report while he should have system_b_access access level as checker according to the access matrix.</text:p>
      <text:p text:style-name="P1">- **system_c_access**: user has actual access level of read-only which is matching his system_c_access level in access matrix.</text:p>
      <text:p text:style-name="Preformatted_20_Text"/>
      <text:p text:style-name="P1">## USER002</text:p>
      <text:p text:style-name="P1">- **system_a_access**: user has actual access level of checker which is matching his system_a_access level in access matrix.</text:p>
      <text:p text:style-name="P1">- **system_b_access**: user has actual system_b_access access level of maker in Access Report while he should have system_b_access access level as read-only according to the access matrix.</text:p>
      <text:p text:style-name="P1">- **system_c_access**: user has actual access level of maker which is matching his system_c_access level in access matrix.</text:p>
      <text:p text:style-name="Preformatted_20_Text"/>
      <text:p text:style-name="P1">## USER003</text:p>
      <text:p text:style-name="P1">- **system_a_access**: user has actual system_a_access access level of maker in Access Report while he should have system_a_access access level as read-only according to the access matrix.</text:p>
      <text:p text:style-name="P1">- **system_b_access**: user has actual access level of maker which is matching his system_b_access level in access matrix.</text:p>
      <text:p text:style-name="P1">- **system_c_access**: user has actual access level of checker which is matching his system_c_access level in access matrix.</text:p>
      <text:p text:style-name="Preformatted_20_Text"/>
      <text:p text:style-name="P1">## USER004</text:p>
      <text:p text:style-name="P1">- **system_a_access**: user has actual access level of maker which is matching his system_a_access level in access matrix.</text:p>
      <text:p text:style-name="P1">- **system_b_access**: user has actual access level of maker which is matching his system_b_access level in access matrix.</text:p>
      <text:p text:style-name="P1">- **system_c_access**: user has actual access level of maker which is matching his system_c_access level in access matrix.</text:p>
      <text:p text:style-name="Preformatted_20_Text"/>
      <text:p text:style-name="P1">## USER005</text:p>
      <text:p text:style-name="P1">- **system_a_access**: user has actual access level of checker which is matching his system_a_access level in access matrix.</text:p>
      <text:p text:style-name="P1"><text:soft-page-break/>- **system_b_access**: user has actual system_b_access access level of maker in Access Report while he should have system_b_access access level as checker according to the access matrix.</text:p>
      <text:p text:style-name="P1">- **system_c_access**: user has actual access level of checker which is matching his system_c_access level in access matrix.</text:p>
      <text:p text:style-name="Preformatted_20_Text"/>
      <text:p text:style-name="P1">## USER006</text:p>
      <text:p text:style-name="P1">- **system_a_access**: user has actual access level of read-only which is matching his system_a_access level in access matrix.</text:p>
      <text:p text:style-name="P1">- **system_b_access**: user has actual access level of read-only which is matching his system_b_access level in access matrix.</text:p>
      <text:p text:style-name="P1">- **system_c_access**: user has actual system_c_access access level of maker in Access Report while he should have system_c_access access level as read-only according to the access matrix.</text:p>
      <text:p text:style-name="Preformatted_20_Text"/>
      <text:p text:style-name="P1">## USER007</text:p>
      <text:p text:style-name="P1">- **system_a_access**: user has actual access level of maker which is matching his system_a_access level in access matrix.</text:p>
      <text:p text:style-name="P1">- **system_b_access**: user has actual access level of checker which is matching his system_b_access level in access matrix.</text:p>
      <text:p text:style-name="P1">- **system_c_access**: user has actual access level of maker which is matching his system_c_access level in access matrix.</text:p>
      <text:p text:style-name="Preformatted_20_Text"/>
      <text:p text:style-name="P1">## USER008</text:p>
      <text:p text:style-name="P1">- **system_a_access**: user has actual access level of checker which is matching his system_a_access level in access matrix.</text:p>
      <text:p text:style-name="P1">- **system_b_access**: user has actual access level of maker which is matching his system_b_access level in access matrix.</text:p>
      <text:p text:style-name="P1">- **system_c_access**: user has actual system_c_access access level of read-only in Access Report while he should have system_c_access access level as checker according to the access matrix.</text:p>
      <text:p text:style-name="Preformatted_20_Text"/>
      <text:p text:style-name="P1">## USER009</text:p>
      <text:p text:style-name="P1">- **system_a_access**: user has actual system_a_access access level of checker in Access Report while he should have system_a_access access level as read-only according to the access matrix.</text:p>
      <text:p text:style-name="P1">- **system_b_access**: user has actual access level of checker which is matching his system_b_access level in access matrix.</text:p>
      <text:p text:style-name="P1">- **system_c_access**: user has actual access level of read-only which is matching his system_c_access level in access matrix.</text:p>
      <text:p text:style-name="Preformatted_20_Text"/>
      <text:p text:style-name="P1">## USER010</text:p>
      <text:p text:style-name="P1">- **system_a_access**: user has actual access level of maker which is matching his system_a_access level in access matrix.</text:p>
      <text:p text:style-name="P1">- **system_b_access**: user has actual access level of read-only which is matching his system_b_access level in access matrix.</text:p>
      <text:p text:style-name="P1">- **system_c_access**: user has actual system_c_access access level of maker in Access Report while he should have system_c_access access level as checker according to the access matrix.</text:p>
      <text:p text:style-name="Preformatted_20_Text"/>
      <text:p text:style-name="P1">## USER021</text:p>
      <text:p text:style-name="P1">- **system_a_access**: user has system_a_access access level of maker in Access Report while he is unauthorized to have access to system_a_access according to access matrix.</text:p>
      <text:p text:style-name="P1">- **system_b_access**: user has system_b_access access level of read-only in Access Report while he is unauthorized to have access to system_b_access according to access matrix.</text:p>
      <text:p text:style-name="P1">- **system_c_access**: user has system_c_access access level of checker in Access Report while he is unauthorized to have access to system_c_access according to access matrix.</text:p>
      <text:p text:style-name="Preformatted_20_Text"/>
      <text:p text:style-name="P1">## USER012</text:p>
      <text:p text:style-name="P1">- **system_a_access**: user has actual access level of read-only which is matching his system_a_access level in access matrix.</text:p>
      <text:p text:style-name="P1"><text:soft-page-break/>- **system_b_access**: user has actual system_b_access access level of maker in Access Report while he should have system_b_access access level as checker according to the access matrix.</text:p>
      <text:p text:style-name="P1">- **system_c_access**: user has actual access level of maker which is matching his system_c_access level in access matrix.</text:p>
      <text:p text:style-name="Preformatted_20_Text"/>
      <text:p text:style-name="P1">## USER013</text:p>
      <text:p text:style-name="P1">- **system_a_access**: user has actual access level of maker which is matching his system_a_access level in access matrix.</text:p>
      <text:p text:style-name="P1">- **system_b_access**: user has actual access level of maker which is matching his system_b_access level in access matrix.</text:p>
      <text:p text:style-name="P1">- **system_c_access**: user has actual access level of checker which is matching his system_c_access level in access matrix.</text:p>
      <text:p text:style-name="Preformatted_20_Text"/>
      <text:p text:style-name="P1">## USER014</text:p>
      <text:p text:style-name="P1">- **system_a_access**: user has actual access level of checker which is matching his system_a_access level in access matrix.</text:p>
      <text:p text:style-name="P1">- **system_b_access**: user has actual system_b_access access level of checker in Access Report while he should have system_b_access access level as read-only according to the access matrix.</text:p>
      <text:p text:style-name="P1">- **system_c_access**: user has actual access level of read-only which is matching his system_c_access level in access matrix.</text:p>
      <text:p text:style-name="Preformatted_20_Text"/>
      <text:p text:style-name="P1">## USER022</text:p>
      <text:p text:style-name="P1">- **system_a_access**: user has system_a_access access level of read-only in Access Report while he is unauthorized to have access to system_a_access according to access matrix.</text:p>
      <text:p text:style-name="P1">- **system_b_access**: user has system_b_access access level of maker in Access Report while he is unauthorized to have access to system_b_access according to access matrix.</text:p>
      <text:p text:style-name="P1">- **system_c_access**: user has system_c_access access level of maker in Access Report while he is unauthorized to have access to system_c_access according to access matrix.</text:p>
      <text:p text:style-name="Preformatted_20_Text"/>
      <text:p text:style-name="P1">## USER016</text:p>
      <text:p text:style-name="P1">- **system_a_access**: user has actual access level of maker which is matching his system_a_access level in access matrix.</text:p>
      <text:p text:style-name="P1">- **system_b_access**: user has actual system_b_access access level of maker in Access Report while he should have system_b_access access level as checker according to the access matrix.</text:p>
      <text:p text:style-name="P1">- **system_c_access**: user has actual access level of checker which is matching his system_c_access level in access matrix.</text:p>
      <text:p text:style-name="Preformatted_20_Text"/>
      <text:p text:style-name="P1">## USER017</text:p>
      <text:p text:style-name="P1">- **system_a_access**: user has actual system_a_access access level of maker in Access Report while he should have system_a_access access level as checker according to the access matrix.</text:p>
      <text:p text:style-name="P1">- **system_b_access**: user has actual access level of maker which is matching his system_b_access level in access matrix.</text:p>
      <text:p text:style-name="P1">- **system_c_access**: user has actual access level of read-only which is matching his system_c_access level in access matrix.</text:p>
      <text:p text:style-name="Preformatted_20_Text"/>
      <text:p text:style-name="P1">## USER018</text:p>
      <text:p text:style-name="P1">- **system_a_access**: user has actual access level of read-only which is matching his system_a_access level in access matrix.</text:p>
      <text:p text:style-name="P1">- **system_b_access**: user has actual access level of read-only which is matching his system_b_access level in access matrix.</text:p>
      <text:p text:style-name="P1">- **system_c_access**: user has actual access level of maker which is matching his system_c_access level in access matrix.</text:p>
      <text:p text:style-name="Preformatted_20_Text"/>
      <text:p text:style-name="P1">## USER023</text:p>
      <text:p text:style-name="P1">- **system_a_access**: user has system_a_access access level of maker in Access Report while he is unauthorized to have access to system_a_access according to access matrix.</text:p>
      <text:p text:style-name="P1"><text:soft-page-break/>- **system_b_access**: user has system_b_access access level of checker in Access Report while he is unauthorized to have access to system_b_access according to access matrix.</text:p>
      <text:p text:style-name="P1">- **system_c_access**: user has system_c_access access level of read-only in Access Report while he is unauthorized to have access to system_c_access according to access matrix.</text:p>
      <text:p text:style-name="Preformatted_20_Text"/>
      <text:p text:style-name="P1">## USER024</text:p>
      <text:p text:style-name="P1">- **system_a_access**: user has system_a_access access level of checker in Access Report while he is unauthorized to have access to system_a_access according to access matrix.</text:p>
      <text:p text:style-name="P1">- **system_b_access**: user has system_b_access access level of maker in Access Report while he is unauthorized to have access to system_b_access according to access matrix.</text:p>
      <text:p text:style-name="P1">- **system_c_access**: user has system_c_access access level of maker in Access Report while he is unauthorized to have access to system_c_access according to access matrix.</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1">"{}"</text:p>
      <text:p text:style-name="Preformatted_20_Text"><text:span text:style-name="T4">## Tool Output:</text:span> </text:p>
      <text:p text:style-name="P1">{'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text:soft-page-break/>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Analysis</text:p>
      <text:p text:style-name="Preformatted_20_Text"/>
      <text:p text:style-name="P1">## Findings</text:p>
      <text:p text:style-name="Preformatted_20_Text"/>
      <text:p text:style-name="P1">### Transaction 0</text:p>
      <text:p text:style-name="P1">- **Transaction Amount**: 175,000</text:p>
      <text:p text:style-name="P1">- **Transaction Date**: 2024-01-15</text:p>
      <text:p text:style-name="P1">- **Approved Users**: USER008</text:p>
      <text:p text:style-name="P1">- **Analysis Result**: Transaction Amount Exceed user Approval Level for USER008</text:p>
      <text:p text:style-name="Preformatted_20_Text"/>
      <text:p text:style-name="P1">### Transaction 1</text:p>
      <text:p text:style-name="P1">- **Transaction Amount**: 150,000</text:p>
      <text:p text:style-name="P1">- **Transaction Date**: 2024-01-16</text:p>
      <text:p text:style-name="P1">- **Approved Users**: USER004</text:p>
      <text:p text:style-name="P1">- **Analysis Result**: Transaction is approved within the single approval limit of USER004</text:p>
      <text:p text:style-name="Preformatted_20_Text"/>
      <text:p text:style-name="P1">### Transaction 2</text:p>
      <text:p text:style-name="P1">- **Transaction Amount**: 2,500,000</text:p>
      <text:p text:style-name="P1">- **Transaction Date**: 2024-01-17</text:p>
      <text:p text:style-name="P1">- **Approved Users**: USER001, USER002</text:p>
      <text:p text:style-name="P1">- **Analysis Result**: Transaction is approved within the joint approval limit of users ['USER001', 'USER002']</text:p>
      <text:p text:style-name="Preformatted_20_Text"/>
      <text:p text:style-name="P1">### Transaction 3</text:p>
      <text:p text:style-name="P1">- **Transaction Amount**: 120,000</text:p>
      <text:p text:style-name="P1">- **Transaction Date**: 2024-01-18</text:p>
      <text:p text:style-name="P1">- **Approved Users**: USER009</text:p>
      <text:p text:style-name="P1">- **Analysis Result**: Transaction Amount Exceed user Approval Level for USER009</text:p>
      <text:p text:style-name="Preformatted_20_Text"/>
      <text:p text:style-name="P1">### Transaction 4</text:p>
      <text:p text:style-name="P1">- **Transaction Amount**: 3,500,000</text:p>
      <text:p text:style-name="P1">- **Transaction Date**: 2024-01-19</text:p>
      <text:p text:style-name="P1">- **Approved Users**: USER003, USER004</text:p>
      <text:p text:style-name="P1">- **Analysis Result**: Transaction is approved within the joint approval limit of users ['USER003', 'USER004']</text:p>
      <text:p text:style-name="Preformatted_20_Text"/>
      <text:p text:style-name="P1">### Transaction 5</text:p>
      <text:p text:style-name="P1">- **Transaction Amount**: 450,000</text:p>
      <text:p text:style-name="P1">- **Transaction Date**: 2024-01-20</text:p>
      <text:p text:style-name="P1">- **Approved Users**: USER007</text:p>
      <text:p text:style-name="P1">- **Analysis Result**: Transaction is approved within the single approval limit of USER007</text:p>
      <text:p text:style-name="Preformatted_20_Text"/>
      <text:p text:style-name="P1">### Transaction 6</text:p>
      <text:p text:style-name="P1">- **Transaction Amount**: 1,500,000</text:p>
      <text:p text:style-name="P1">- **Transaction Date**: 2024-01-21</text:p>
      <text:p text:style-name="P1">- **Approved Users**: USER002, USER003</text:p>
      <text:p text:style-name="P1"><text:soft-page-break/>- **Analysis Result**: Transaction is approved within the joint approval limit of users ['USER002', 'USER003']</text:p>
      <text:p text:style-name="Preformatted_20_Text"/>
      <text:p text:style-name="P1">### Transaction 7</text:p>
      <text:p text:style-name="P1">- **Transaction Amount**: 800,000</text:p>
      <text:p text:style-name="P1">- **Transaction Date**: 2024-01-22</text:p>
      <text:p text:style-name="P1">- **Approved Users**: USER010</text:p>
      <text:p text:style-name="P1">- **Analysis Result**: Transaction Amount Exceed user Approval Level for USER010</text:p>
      <text:p text:style-name="Preformatted_20_Text"/>
      <text:p text:style-name="P1">### Transaction 8</text:p>
      <text:p text:style-name="P1">- **Transaction Amount**: 4,000,000</text:p>
      <text:p text:style-name="P1">- **Transaction Date**: 2024-01-23</text:p>
      <text:p text:style-name="P1">- **Approved Users**: USER001, USER002, USER003</text:p>
      <text:p text:style-name="P1">- **Analysis Result**: Transaction is approved within the joint approval limit of users ['USER001', 'USER002', 'USER003']</text:p>
      <text:p text:style-name="Preformatted_20_Text"/>
      <text:p text:style-name="P1">### Transaction 9</text:p>
      <text:p text:style-name="P1">- **Transaction Amount**: 600,000</text:p>
      <text:p text:style-name="P1">- **Transaction Date**: 2024-01-24</text:p>
      <text:p text:style-name="P1">- **Approved Users**: USER005</text:p>
      <text:p text:style-name="P1">- **Analysis Result**: Transaction Amount Exceed user Approval Level for USER005</text:p>
      <text:p text:style-name="Preformatted_20_Text"/>
      <text:p text:style-name="P1">### Transaction 10</text:p>
      <text:p text:style-name="P1">- **Transaction Amount**: 2,800,000</text:p>
      <text:p text:style-name="P1">- **Transaction Date**: 2024-01-25</text:p>
      <text:p text:style-name="P1">- **Approved Users**: USER001, USER004</text:p>
      <text:p text:style-name="P1">- **Analysis Result**: Transaction is approved within the joint approval limit of users ['USER001', 'USER004']</text:p>
      <text:p text:style-name="Preformatted_20_Text"/>
      <text:p text:style-name="P1">### Transaction 11</text:p>
      <text:p text:style-name="P1">- **Transaction Amount**: 95,000</text:p>
      <text:p text:style-name="P1">- **Transaction Date**: 2024-01-26</text:p>
      <text:p text:style-name="P1">- **Approved Users**: USER008</text:p>
      <text:p text:style-name="P1">- **Analysis Result**: Transaction is approved within the single approval limit of USER008</text:p>
      <text:p text:style-name="Preformatted_20_Text"/>
      <text:p text:style-name="P1">### Transaction 12</text:p>
      <text:p text:style-name="P1">- **Transaction Amount**: 3,200,000</text:p>
      <text:p text:style-name="P1">- **Transaction Date**: 2024-01-27</text:p>
      <text:p text:style-name="P1">- **Approved Users**: USER002, USER003</text:p>
      <text:p text:style-name="P1">- **Analysis Result**: Transaction is approved within the joint approval limit of users ['USER002', 'USER003']</text:p>
      <text:p text:style-name="Preformatted_20_Text"/>
      <text:p text:style-name="P1">### Transaction 13</text:p>
      <text:p text:style-name="P1">- **Transaction Amount**: 175,000</text:p>
      <text:p text:style-name="P1">- **Transaction Date**: 2024-01-28</text:p>
      <text:p text:style-name="P1">- **Approved Users**: USER006</text:p>
      <text:p text:style-name="P1">- **Analysis Result**: Transaction is approved within the single approval limit of USER006</text:p>
      <text:p text:style-name="Preformatted_20_Text"/>
      <text:p text:style-name="P1">### Transaction 14</text:p>
      <text:p text:style-name="P1">- **Transaction Amount**: 5,500,000</text:p>
      <text:p text:style-name="P1">- **Transaction Date**: 2024-01-29</text:p>
      <text:p text:style-name="P1">- **Approved Users**: USER001, USER002, USER003</text:p>
      <text:p text:style-name="P1">- **Analysis Result**: Transaction Amount Exceed the joint Approval Level of users ['USER001', 'USER002', 'USER003']</text:p>
      <text:p text:style-name="P1">```</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2: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3: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4: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5: litellm.APIError: APIError: DeepseekException - Unable to get json response - Expecting value: line 1 column 1 (char 0), Original Response: </text:p>
      <text:p text:style-name="Preformatted_20_Text"/>
      <text:p text:style-name="Preformatted_20_Text"><text:soft-page-break/></text:p>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6: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7: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8: litellm.APIError: APIError: DeepseekException - Unable to get json response - Expecting value: line 1 column 1 (char 0), Original Response: </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1">"{}"</text:p>
      <text:p text:style-name="Preformatted_20_Text"><text:span text:style-name="T4">## Tool Output:</text:span> </text:p>
      <text:p text:style-name="P1">[{'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text:soft-page-break/>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1"># Change Management Audit Findings</text:p>
      <text:p text:style-name="Preformatted_20_Text"/>
      <text:p text:style-name="P1">## Findings</text:p>
      <text:p text:style-name="Preformatted_20_Text"/>
      <text:p text:style-name="P1">### Transaction 0</text:p>
      <text:p text:style-name="P1">- **Transaction Amount**: 175,000</text:p>
      <text:p text:style-name="P1">- **Transaction Date**: 2024-01-15</text:p>
      <text:p text:style-name="P1"><text:soft-page-break/>- **Approved Users**: USER008</text:p>
      <text:p text:style-name="P1">- **Analysis Result**: Transaction Amount Exceed user Approval Level for USER008</text:p>
      <text:p text:style-name="Preformatted_20_Text"/>
      <text:p text:style-name="P1">### Transaction 1</text:p>
      <text:p text:style-name="P1">- **Transaction Amount**: 150,000</text:p>
      <text:p text:style-name="P1">- **Transaction Date**: 2024-01-16</text:p>
      <text:p text:style-name="P1">- **Approved Users**: USER004</text:p>
      <text:p text:style-name="P1">- **Analysis Result**: Transaction is approved within the single approval limit of USER004</text:p>
      <text:p text:style-name="Preformatted_20_Text"/>
      <text:p text:style-name="P1">### Transaction 2</text:p>
      <text:p text:style-name="P1">- **Transaction Amount**: 2,500,000</text:p>
      <text:p text:style-name="P1">- **Transaction Date**: 2024-01-17</text:p>
      <text:p text:style-name="P1">- **Approved Users**: USER001, USER002</text:p>
      <text:p text:style-name="P1">- **Analysis Result**: Transaction is approved within the joint approval limit of users ['USER001', 'USER002']</text:p>
      <text:p text:style-name="Preformatted_20_Text"/>
      <text:p text:style-name="P1">### Transaction 3</text:p>
      <text:p text:style-name="P1">- **Transaction Amount**: 120,000</text:p>
      <text:p text:style-name="P1">- **Transaction Date**: 2024-01-18</text:p>
      <text:p text:style-name="P1">- **Approved Users**: USER009</text:p>
      <text:p text:style-name="P1">- **Analysis Result**: Transaction Amount Exceed user Approval Level for USER009</text:p>
      <text:p text:style-name="Preformatted_20_Text"/>
      <text:p text:style-name="P1">### Transaction 4</text:p>
      <text:p text:style-name="P1">- **Transaction Amount**: 3,500,000</text:p>
      <text:p text:style-name="P1">- **Transaction Date**: 2024-01-19</text:p>
      <text:p text:style-name="P1">- **Approved Users**: USER003, USER004</text:p>
      <text:p text:style-name="P1">- **Analysis Result**: Transaction is approved within the joint approval limit of users ['USER003', 'USER004']</text:p>
      <text:p text:style-name="Preformatted_20_Text"/>
      <text:p text:style-name="P1">### Transaction 5</text:p>
      <text:p text:style-name="P1">- **Transaction Amount**: 450,000</text:p>
      <text:p text:style-name="P1">- **Transaction Date**: 2024-01-20</text:p>
      <text:p text:style-name="P1">- **Approved Users**: USER007</text:p>
      <text:p text:style-name="P1">- **Analysis Result**: Transaction is approved within the single approval limit of USER007</text:p>
      <text:p text:style-name="Preformatted_20_Text"/>
      <text:p text:style-name="P1">### Transaction 6</text:p>
      <text:p text:style-name="P1">- **Transaction Amount**: 1,500,000</text:p>
      <text:p text:style-name="P1">- **Transaction Date**: 2024-01-21</text:p>
      <text:p text:style-name="P1">- **Approved Users**: USER002, USER003</text:p>
      <text:p text:style-name="P1">- **Analysis Result**: Transaction is approved within the joint approval limit of users ['USER002', 'USER003']</text:p>
      <text:p text:style-name="Preformatted_20_Text"/>
      <text:p text:style-name="P1">### Transaction 7</text:p>
      <text:p text:style-name="P1">- **Transaction Amount**: 800,000</text:p>
      <text:p text:style-name="P1">- **Transaction Date**: 2024-01-22</text:p>
      <text:p text:style-name="P1">- **Approved Users**: USER010</text:p>
      <text:p text:style-name="P1">- **Analysis Result**: Transaction Amount Exceed user Approval Level for USER010</text:p>
      <text:p text:style-name="Preformatted_20_Text"/>
      <text:p text:style-name="P1">### Transaction 8</text:p>
      <text:p text:style-name="P1">- **Transaction Amount**: 4,000,000</text:p>
      <text:p text:style-name="P1">- **Transaction Date**: 2024-01-23</text:p>
      <text:p text:style-name="P1">- **Approved Users**: USER001, USER002, USER003</text:p>
      <text:p text:style-name="P1">- **Analysis Result**: Transaction is approved within the joint approval limit of users ['USER001', 'USER002', 'USER003']</text:p>
      <text:p text:style-name="Preformatted_20_Text"/>
      <text:p text:style-name="P1">### Transaction 9</text:p>
      <text:p text:style-name="P1">- **Transaction Amount**: 600,000</text:p>
      <text:p text:style-name="P1">- **Transaction Date**: 2024-01-24</text:p>
      <text:p text:style-name="P1">- **Approved Users**: USER005</text:p>
      <text:p text:style-name="P1">- **Analysis Result**: Transaction Amount Exceed user Approval Level for USER005</text:p>
      <text:p text:style-name="Preformatted_20_Text"/>
      <text:p text:style-name="P1">### Transaction 10</text:p>
      <text:p text:style-name="P1"><text:soft-page-break/>- **Transaction Amount**: 2,800,000</text:p>
      <text:p text:style-name="P1">- **Transaction Date**: 2024-01-25</text:p>
      <text:p text:style-name="P1">- **Approved Users**: USER001, USER004</text:p>
      <text:p text:style-name="P1">- **Analysis Result**: Transaction is approved within the joint approval limit of users ['USER001', 'USER004']</text:p>
      <text:p text:style-name="Preformatted_20_Text"/>
      <text:p text:style-name="P1">### Transaction 11</text:p>
      <text:p text:style-name="P1">- **Transaction Amount**: 95,000</text:p>
      <text:p text:style-name="P1">- **Transaction Date**: 2024-01-26</text:p>
      <text:p text:style-name="P1">- **Approved Users**: USER008</text:p>
      <text:p text:style-name="P1">- **Analysis Result**: Transaction is approved within the single approval limit of USER008</text:p>
      <text:p text:style-name="Preformatted_20_Text"/>
      <text:p text:style-name="P1">### Transaction 12</text:p>
      <text:p text:style-name="P1">- **Transaction Amount**: 3,200,000</text:p>
      <text:p text:style-name="P1">- **Transaction Date**: 2024-01-27</text:p>
      <text:p text:style-name="P1">- **Approved Users**: USER002, USER003</text:p>
      <text:p text:style-name="P1">- **Analysis Result**: Transaction is approved within the joint approval limit of users ['USER002', 'USER003']</text:p>
      <text:p text:style-name="Preformatted_20_Text"/>
      <text:p text:style-name="P1">### Transaction 13</text:p>
      <text:p text:style-name="P1">- **Transaction Amount**: 175,000</text:p>
      <text:p text:style-name="P1">- **Transaction Date**: 2024-01-28</text:p>
      <text:p text:style-name="P1">- **Approved Users**: USER006</text:p>
      <text:p text:style-name="P1">- **Analysis Result**: Transaction is approved within the single approval limit of USER006</text:p>
      <text:p text:style-name="Preformatted_20_Text"/>
      <text:p text:style-name="P1">### Transaction 14</text:p>
      <text:p text:style-name="P1">- **Transaction Amount**: 5,500,000</text:p>
      <text:p text:style-name="P1">- **Transaction Date**: 2024-01-29</text:p>
      <text:p text:style-name="P1">- **Approved Users**: USER001, USER002, USER003</text:p>
      <text:p text:style-name="P1">- **Analysis Result**: Transaction Amount Exceed the joint Approval Level of users ['USER001', 'USER002', 'USER003']</text:p>
      <text:p text:style-name="P1">```</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Task:</text:span> <text:span text:style-name="T1">Verify transaction-level compliance with organizational policies</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2: litellm.APIError: APIError: DeepseekException - Unable to get json response - Expecting value: line 1 column 1 (char 0), Original Response: </text:p>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3: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4: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5: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6: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text:soft-page-break/>ERROR:crew:API error on attempt 7: litellm.APIError: APIError: DeepseekException - Unable to get json response - Expecting value: line 1 column 1 (char 0), Original Response: </text:p>
      <text:p text:style-name="Preformatted_20_Text">Policy Review: 100%|███████████████████████████████████████████████████████████████████████████████████████████████████████████████████████| 5/5 [05:24&lt;00:00, 64.84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1">"{}"</text:p>
      <text:p text:style-name="Preformatted_20_Text"><text:span text:style-name="T4">## Tool Output:</text:span> </text:p>
      <text:p text:style-name="P1">[{'Transaction ID': 'T001', 'Date': '09-07-24', 'Amount': '14236.29', 'Vendor': 'Microsoft', 'Purchase Order ID': 'PO1970', 'Type': 'Purchase', 'Discount': '16.84%', 'Discount_Justification': 'Special promotion applied', 'Tax Paid': 'No', 'Submitted Date': '17-07-24', 'Department_Authorization': 'Yes', 'Item Description': 'Software Subscription', 'Prior_Finance_Approval': 'Yes', 'violation': ' Violation: No - The transaction meets all the policy requirements. The purchase amount is within the limit, the vendor is approved, the purchase was authorized by the department head, and there is prior finance approval for the transaction. Additionally, there is a justification provided for the discount above 15%. However, the transaction does not include tax payments as stated in the policy, but this might be due to the vendor being tax-exempt or an error in the data entry.'}, {'Transaction ID': 'T002', 'Date': '17-10-24', 'Amount': '3091.7', 'Vendor': 'HP', 'Purchase Order ID': 'PO1672', 'Type': 'Purchase', 'Discount': '22.53%', 'Discount_Justification': '', 'Tax Paid': 'Yes', 'Submitted Date': '17-10-24', 'Department_Authorization': 'Yes', 'Item Description': 'Office Computers', 'Prior_Finance_Approval': 'Yes', 'violation': ' Violation: No - The transaction falls within the maximum purchase limit (AED 3091.7 &lt; AED 10,000), invoice submission deadline (submitted on the same day as purchase), vendor restrictions (HP is an approved vendor), multiple purchases rule (single purchase), and tax compliance (tax was paid). The discount percentage is more than 15%, but a justification for the discount is not provided. However, since the transaction does not require finance department approval (Prior_Finance_Approval: Yes) according to the policy, it is not considered a violation in this case. Additionally, there is no indication of duplicate invoices or purchases above AED 20,000 within a 7-day period.'}, {'Transaction ID': 'T003', 'Date': '21-08-24', 'Amount': '8655.29', 'Vendor': 'Oracle', 'Purchase Order ID': 'PO1335', 'Type': 'Invoice', 'Discount': '22.07%', 'Discount_Justification': 'Special promotion applied', 'Tax Paid': 'Yes', 'Submitted Date': '26-09-24', 'Department_Authorization': 'Yes', 'Item Description': 'Printer Supplies', 'Prior_Finance_Approval': 'Yes', 'violation': ' Violation: No - The transaction is compliant. The purchase amount (8655.29 AED) does not exceed the maximum purchase limit without prior approval, and it was submitted within 30 days of the purchase date. The vendor (Oracle) is approved, and the purchase is for an item that falls under the multiple purchases policy (Printer Supplies). The discount percentage (22.07%) exceeds the threshold of 15%, but there is a justification provided by the vendor. The invoice includes tax payment details, and it was submitted with department authorization.'}, {'Transaction ID': 'T004', 'Date': '16-10-24', 'Amount': '13029.37', 'Vendor': 'HP', 'Purchase Order ID': 'PO1635', 'Type': 'Purchase', 'Discount': '22.61%', 'Discount_Justification': '', 'Tax Paid': 'Yes', 'Submitted Date': '01-11-24', 'Department_Authorization': 'No', 'Item Description': 'Consulting Services', 'Prior_Finance_Approval': 'No', 'violation': ' Violation: Yes - The transaction exceeds the maximum purchase limit without prior approval (AED 10,000 was exceeded). Also, the vendor HP is not in the list of approved vendors.'}, {'Transaction ID': 'T005', 'Date': '15-09-24', 'Amount': '15451.42', 'Vendor': 'Apple', 'Purchase Order ID': 'PO1210', 'Type': 'Purchase', 'Discount': '14.16%', 'Discount_Justification': '', 'Tax Paid': 'Yes', 'Submitted Date': '11-10-24', 'Department_Authorization': 'No', 'Item Description': 'Laptops', 'Prior_Finance_Approval': 'No', 'violation': ' Violation: Yes - This transaction violates the Maximum Purchase Limit policy as <text:soft-page-break/>the purchase amount exceeds AED 10,000 without prior approval from the finance departmen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1"># Change Management Audit Findings</text:p>
      <text:p text:style-name="Preformatted_20_Text"/>
      <text:p text:style-name="P1">## Findings</text:p>
      <text:p text:style-name="Preformatted_20_Text"/>
      <text:p text:style-name="P1">### Transaction 0</text:p>
      <text:p text:style-name="P1">- **Transaction Amount**: 175,000</text:p>
      <text:p text:style-name="P1">- **Transaction Date**: 2024-01-15</text:p>
      <text:p text:style-name="P1">- **Approved Users**: USER008</text:p>
      <text:p text:style-name="P1">- **Analysis Result**: Transaction Amount Exceed user Approval Level for USER008</text:p>
      <text:p text:style-name="Preformatted_20_Text"/>
      <text:p text:style-name="P1">### Transaction 1</text:p>
      <text:p text:style-name="P1">- **Transaction Amount**: 150,000</text:p>
      <text:p text:style-name="P1">- **Transaction Date**: 2024-01-16</text:p>
      <text:p text:style-name="P1">- **Approved Users**: USER004</text:p>
      <text:p text:style-name="P1">- **Analysis Result**: Transaction is approved within the single approval limit of USER004</text:p>
      <text:p text:style-name="Preformatted_20_Text"/>
      <text:p text:style-name="P1">### Transaction 2</text:p>
      <text:p text:style-name="P1">- **Transaction Amount**: 2,500,000</text:p>
      <text:p text:style-name="P1">- **Transaction Date**: 2024-01-17</text:p>
      <text:p text:style-name="P1">- **Approved Users**: USER001, USER002</text:p>
      <text:p text:style-name="P1">- **Analysis Result**: Transaction is approved within the joint approval limit of users ['USER001', 'USER002']</text:p>
      <text:p text:style-name="Preformatted_20_Text"/>
      <text:p text:style-name="P1">### Transaction 3</text:p>
      <text:p text:style-name="P1">- **Transaction Amount**: 120,000</text:p>
      <text:p text:style-name="P1">- **Transaction Date**: 2024-01-18</text:p>
      <text:p text:style-name="P1">- **Approved Users**: USER009</text:p>
      <text:p text:style-name="P1">- **Analysis Result**: Transaction Amount Exceed user Approval Level for USER009</text:p>
      <text:p text:style-name="Preformatted_20_Text"/>
      <text:p text:style-name="P1">### Transaction 4</text:p>
      <text:p text:style-name="P1">- **Transaction Amount**: 3,500,000</text:p>
      <text:p text:style-name="P1">- **Transaction Date**: 2024-01-19</text:p>
      <text:p text:style-name="P1">- **Approved Users**: USER003, USER004</text:p>
      <text:p text:style-name="P1">- **Analysis Result**: Transaction is approved within the joint approval limit of users ['USER003', 'USER004']</text:p>
      <text:p text:style-name="Preformatted_20_Text"/>
      <text:p text:style-name="P1">### Transaction 5</text:p>
      <text:p text:style-name="P1">- **Transaction Amount**: 450,000</text:p>
      <text:p text:style-name="P1">- **Transaction Date**: 2024-01-20</text:p>
      <text:p text:style-name="P1">- **Approved Users**: USER007</text:p>
      <text:p text:style-name="P1">- **Analysis Result**: Transaction is approved within the single approval limit of USER007</text:p>
      <text:p text:style-name="Preformatted_20_Text"/>
      <text:p text:style-name="P1">### Transaction 6</text:p>
      <text:p text:style-name="P1">- **Transaction Amount**: 1,500,000</text:p>
      <text:p text:style-name="P1">- **Transaction Date**: 2024-01-21</text:p>
      <text:p text:style-name="P1">- **Approved Users**: USER002, USER003</text:p>
      <text:p text:style-name="P1">- **Analysis Result**: Transaction is approved within the joint approval limit of users ['USER002', 'USER003']</text:p>
      <text:p text:style-name="Preformatted_20_Text"/>
      <text:p text:style-name="P1">### Transaction 7</text:p>
      <text:p text:style-name="P1">- **Transaction Amount**: 800,000</text:p>
      <text:p text:style-name="P1">- **Transaction Date**: 2024-01-22</text:p>
      <text:p text:style-name="P1">- **Approved Users**: USER010</text:p>
      <text:p text:style-name="P1">- **Analysis Result**: Transaction Amount Exceed user Approval Level for USER010</text:p>
      <text:p text:style-name="Preformatted_20_Text"/>
      <text:p text:style-name="P1">### Transaction 8</text:p>
      <text:p text:style-name="P1"><text:soft-page-break/>- **Transaction Amount**: 4,000,000</text:p>
      <text:p text:style-name="P1">- **Transaction Date**: 2024-01-23</text:p>
      <text:p text:style-name="P1">- **Approved Users**: USER001, USER002, USER003</text:p>
      <text:p text:style-name="P1">- **Analysis Result**: Transaction is approved within the joint approval limit of users ['USER001', 'USER002', 'USER003']</text:p>
      <text:p text:style-name="Preformatted_20_Text"/>
      <text:p text:style-name="P1">### Transaction 9</text:p>
      <text:p text:style-name="P1">- **Transaction Amount**: 600,000</text:p>
      <text:p text:style-name="P1">- **Transaction Date**: 2024-01-24</text:p>
      <text:p text:style-name="P1">- **Approved Users**: USER005</text:p>
      <text:p text:style-name="P1">- **Analysis Result**: Transaction Amount Exceed user Approval Level for USER005</text:p>
      <text:p text:style-name="Preformatted_20_Text"/>
      <text:p text:style-name="P1">### Transaction 10</text:p>
      <text:p text:style-name="P1">- **Transaction Amount**: 2,800,000</text:p>
      <text:p text:style-name="P1">- **Transaction Date**: 2024-01-25</text:p>
      <text:p text:style-name="P1">- **Approved Users**: USER001, USER004</text:p>
      <text:p text:style-name="P1">- **Analysis Result**: Transaction is approved within the joint approval limit of users ['USER001', 'USER004']</text:p>
      <text:p text:style-name="Preformatted_20_Text"/>
      <text:p text:style-name="P1">### Transaction 11</text:p>
      <text:p text:style-name="P1">- **Transaction Amount**: 95,000</text:p>
      <text:p text:style-name="P1">- **Transaction Date**: 2024-01-26</text:p>
      <text:p text:style-name="P1">- **Approved Users**: USER008</text:p>
      <text:p text:style-name="P1">- **Analysis Result**: Transaction is approved within the single approval limit of USER008</text:p>
      <text:p text:style-name="Preformatted_20_Text"/>
      <text:p text:style-name="P1">### Transaction 12</text:p>
      <text:p text:style-name="P1">- **Transaction Amount**: 3,200,000</text:p>
      <text:p text:style-name="P1">- **Transaction Date**: 2024-01-27</text:p>
      <text:p text:style-name="P1">- **Approved Users**: USER002, USER003</text:p>
      <text:p text:style-name="P1">- **Analysis Result**: Transaction is approved within the joint approval limit of users ['USER002', 'USER003']</text:p>
      <text:p text:style-name="Preformatted_20_Text"/>
      <text:p text:style-name="P1">### Transaction 13</text:p>
      <text:p text:style-name="P1">- **Transaction Amount**: 175,000</text:p>
      <text:p text:style-name="P1">- **Transaction Date**: 2024-01-28</text:p>
      <text:p text:style-name="P1">- **Approved Users**: USER006</text:p>
      <text:p text:style-name="P1">- **Analysis Result**: Transaction is approved within the single approval limit of USER006</text:p>
      <text:p text:style-name="Preformatted_20_Text"/>
      <text:p text:style-name="P1">### Transaction 14</text:p>
      <text:p text:style-name="P1">- **Transaction Amount**: 5,500,000</text:p>
      <text:p text:style-name="P1">- **Transaction Date**: 2024-01-29</text:p>
      <text:p text:style-name="P1">- **Approved Users**: USER001, USER002, USER003</text:p>
      <text:p text:style-name="P1">- **Analysis Result**: Transaction Amount Exceed the joint Approval Level of users ['USER001', 'USER002', 'USER003']</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findings into report with: 1) Executive Summary containing audit background and aggregated statistics 2) Detailed findings structured with Observation, Risk Rating, Risks, and Management Actions subsections for each finding.</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text:soft-page-break/>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2: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3: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4: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5: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Unable to get json response - Expecting value: line 1 column 1 (char 0), Original Response: </text:p>
      <text:p text:style-name="Preformatted_20_Text">ERROR:crew:API error on attempt 6: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7: litellm.APIError: APIError: DeepseekException - Unable to get json response - Expecting value: line 1 column 1 (char 0), Original Response: </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 Comprehensive Audit Report</text:p>
      <text:p text:style-name="Preformatted_20_Text"/>
      <text:p text:style-name="P1">## Executive Summary</text:p>
      <text:p text:style-name="Preformatted_20_Text"/>
      <text:p text:style-name="P1">### Audit Background</text:p>
      <text:p text:style-name="P1">This audit was conducted to review user access levels, transaction limit compliance, and change management processes. The objective was to ensure that access levels align with the access matrix, transactions are within approved limits, and change management processes are followed correctly.</text:p>
      <text:p text:style-name="Preformatted_20_Text"/>
      <text:p text:style-name="P1">### Aggregated Statistics</text:p>
      <text:p text:style-name="P1">- **Access Review Findings**: 24 users were reviewed, with discrepancies found in 15 user access levels.</text:p>
      <text:p text:style-name="P1">- **Transaction Limit Compliance Analysis**: 15 transactions were analyzed, with 5 transactions exceeding approval limits.</text:p>
      <text:p text:style-name="P1">- **Change Management Audit Findings**: 15 transactions were reviewed, with 5 transactions exceeding approval limits.</text:p>
      <text:p text:style-name="Preformatted_20_Text"/>
      <text:p text:style-name="P1">## Detailed Findings</text:p>
      <text:p text:style-name="Preformatted_20_Text"/>
      <text:p text:style-name="P1">### Access Review Findings</text:p>
      <text:p text:style-name="Preformatted_20_Text"/>
      <text:p text:style-name="P1">#### USER001</text:p>
      <text:p text:style-name="P1">- **Observation**: system_b_access level is maker, should be checker.</text:p>
      <text:p text:style-name="P1">- **Risk Rating**: High</text:p>
      <text:p text:style-name="P1">- **Risks**: Unauthorized access to critical functions.</text:p>
      <text:p text:style-name="P1">- **Management Actions**: Adjust system_b_access level to checker.</text:p>
      <text:p text:style-name="Preformatted_20_Text"/>
      <text:p text:style-name="P1">#### USER002</text:p>
      <text:p text:style-name="P1">- **Observation**: system_b_access level is maker, should be read-only.</text:p>
      <text:p text:style-name="P1">- **Risk Rating**: High</text:p>
      <text:p text:style-name="P1">- **Risks**: Unauthorized access to critical functions.</text:p>
      <text:p text:style-name="P1">- **Management Actions**: Adjust system_b_access level to read-only.</text:p>
      <text:p text:style-name="Preformatted_20_Text"/>
      <text:p text:style-name="P1">#### USER003</text:p>
      <text:p text:style-name="P1">- **Observation**: system_a_access level is maker, should be read-only.</text:p>
      <text:p text:style-name="P1">- **Risk Rating**: High</text:p>
      <text:p text:style-name="P1">- **Risks**: Unauthorized access to critical functions.</text:p>
      <text:p text:style-name="P1">- **Management Actions**: Adjust system_a_access level to read-only.</text:p>
      <text:p text:style-name="Preformatted_20_Text"/>
      <text:p text:style-name="P1">#### USER005</text:p>
      <text:p text:style-name="P1"><text:soft-page-break/>- **Observation**: system_b_access level is maker, should be checker.</text:p>
      <text:p text:style-name="P1">- **Risk Rating**: High</text:p>
      <text:p text:style-name="P1">- **Risks**: Unauthorized access to critical functions.</text:p>
      <text:p text:style-name="P1">- **Management Actions**: Adjust system_b_access level to checker.</text:p>
      <text:p text:style-name="Preformatted_20_Text"/>
      <text:p text:style-name="P1">#### USER006</text:p>
      <text:p text:style-name="P1">- **Observation**: system_c_access level is maker, should be read-only.</text:p>
      <text:p text:style-name="P1">- **Risk Rating**: High</text:p>
      <text:p text:style-name="P1">- **Risks**: Unauthorized access to critical functions.</text:p>
      <text:p text:style-name="P1">- **Management Actions**: Adjust system_c_access level to read-only.</text:p>
      <text:p text:style-name="Preformatted_20_Text"/>
      <text:p text:style-name="P1">#### USER008</text:p>
      <text:p text:style-name="P1">- **Observation**: system_c_access level is read-only, should be checker.</text:p>
      <text:p text:style-name="P1">- **Risk Rating**: High</text:p>
      <text:p text:style-name="P1">- **Risks**: Unauthorized access to critical functions.</text:p>
      <text:p text:style-name="P1">- **Management Actions**: Adjust system_c_access level to checker.</text:p>
      <text:p text:style-name="Preformatted_20_Text"/>
      <text:p text:style-name="P1">#### USER009</text:p>
      <text:p text:style-name="P1">- **Observation**: system_a_access level is checker, should be read-only.</text:p>
      <text:p text:style-name="P1">- **Risk Rating**: High</text:p>
      <text:p text:style-name="P1">- **Risks**: Unauthorized access to critical functions.</text:p>
      <text:p text:style-name="P1">- **Management Actions**: Adjust system_a_access level to read-only.</text:p>
      <text:p text:style-name="Preformatted_20_Text"/>
      <text:p text:style-name="P1">#### USER010</text:p>
      <text:p text:style-name="P1">- **Observation**: system_c_access level is maker, should be checker.</text:p>
      <text:p text:style-name="P1">- **Risk Rating**: High</text:p>
      <text:p text:style-name="P1">- **Risks**: Unauthorized access to critical functions.</text:p>
      <text:p text:style-name="P1">- **Management Actions**: Adjust system_c_access level to checker.</text:p>
      <text:p text:style-name="Preformatted_20_Text"/>
      <text:p text:style-name="P1">#### USER012</text:p>
      <text:p text:style-name="P1">- **Observation**: system_b_access level is maker, should be checker.</text:p>
      <text:p text:style-name="P1">- **Risk Rating**: High</text:p>
      <text:p text:style-name="P1">- **Risks**: Unauthorized access to critical functions.</text:p>
      <text:p text:style-name="P1">- **Management Actions**: Adjust system_b_access level to checker.</text:p>
      <text:p text:style-name="Preformatted_20_Text"/>
      <text:p text:style-name="P1">#### USER014</text:p>
      <text:p text:style-name="P1">- **Observation**: system_b_access level is checker, should be read-only.</text:p>
      <text:p text:style-name="P1">- **Risk Rating**: High</text:p>
      <text:p text:style-name="P1">- **Risks**: Unauthorized access to critical functions.</text:p>
      <text:p text:style-name="P1">- **Management Actions**: Adjust system_b_access level to read-only.</text:p>
      <text:p text:style-name="Preformatted_20_Text"/>
      <text:p text:style-name="P1">#### USER016</text:p>
      <text:p text:style-name="P1">- **Observation**: system_b_access level is maker, should be checker.</text:p>
      <text:p text:style-name="P1">- **Risk Rating**: High</text:p>
      <text:p text:style-name="P1">- **Risks**: Unauthorized access to critical functions.</text:p>
      <text:p text:style-name="P1">- **Management Actions**: Adjust system_b_access level to checker.</text:p>
      <text:p text:style-name="Preformatted_20_Text"/>
      <text:p text:style-name="P1">#### USER017</text:p>
      <text:p text:style-name="P1">- **Observation**: system_a_access level is maker, should be checker.</text:p>
      <text:p text:style-name="P1">- **Risk Rating**: High</text:p>
      <text:p text:style-name="P1">- **Risks**: Unauthorized access to critical functions.</text:p>
      <text:p text:style-name="P1">- **Management Actions**: Adjust system_a_access level to checker.</text:p>
      <text:p text:style-name="Preformatted_20_Text"/>
      <text:p text:style-name="P1">#### USER021</text:p>
      <text:p text:style-name="P1">- **Observation**: Unauthorized access to system_a_access, system_b_access, system_c_access.</text:p>
      <text:p text:style-name="P1">- **Risk Rating**: Critical</text:p>
      <text:p text:style-name="P1">- **Risks**: Severe unauthorized access to all systems.</text:p>
      <text:p text:style-name="P1">- **Management Actions**: Revoke all access for USER021.</text:p>
      <text:p text:style-name="Preformatted_20_Text"/>
      <text:p text:style-name="P1">#### USER022</text:p>
      <text:p text:style-name="P1">- **Observation**: Unauthorized access to system_a_access, system_b_access, system_c_access.</text:p>
      <text:p text:style-name="P1">- **Risk Rating**: Critical</text:p>
      <text:p text:style-name="P1"><text:soft-page-break/>- **Risks**: Severe unauthorized access to all systems.</text:p>
      <text:p text:style-name="P1">- **Management Actions**: Revoke all access for USER022.</text:p>
      <text:p text:style-name="Preformatted_20_Text"/>
      <text:p text:style-name="P1">#### USER023</text:p>
      <text:p text:style-name="P1">- **Observation**: Unauthorized access to system_a_access, system_b_access, system_c_access.</text:p>
      <text:p text:style-name="P1">- **Risk Rating**: Critical</text:p>
      <text:p text:style-name="P1">- **Risks**: Severe unauthorized access to all systems.</text:p>
      <text:p text:style-name="P1">- **Management Actions**: Revoke all access for USER023.</text:p>
      <text:p text:style-name="Preformatted_20_Text"/>
      <text:p text:style-name="P1">#### USER024</text:p>
      <text:p text:style-name="P1">- **Observation**: Unauthorized access to system_a_access, system_b_access, system_c_access.</text:p>
      <text:p text:style-name="P1">- **Risk Rating**: Critical</text:p>
      <text:p text:style-name="P1">- **Risks**: Severe unauthorized access to all systems.</text:p>
      <text:p text:style-name="P1">- **Management Actions**: Revoke all access for USER024.</text:p>
      <text:p text:style-name="Preformatted_20_Text"/>
      <text:p text:style-name="P1">### Transaction Limit Compliance Analysis</text:p>
      <text:p text:style-name="Preformatted_20_Text"/>
      <text:p text:style-name="P1">#### Transaction 0</text:p>
      <text:p text:style-name="P1">- **Observation**: Transaction Amount Exceed user Approval Level for USER008.</text:p>
      <text:p text:style-name="P1">- **Risk Rating**: High</text:p>
      <text:p text:style-name="P1">- **Risks**: Financial loss due to unauthorized transaction approval.</text:p>
      <text:p text:style-name="P1">- **Management Actions**: Review and adjust USER008's approval limits.</text:p>
      <text:p text:style-name="Preformatted_20_Text"/>
      <text:p text:style-name="P1">#### Transaction 3</text:p>
      <text:p text:style-name="P1">- **Observation**: Transaction Amount Exceed user Approval Level for USER009.</text:p>
      <text:p text:style-name="P1">- **Risk Rating**: High</text:p>
      <text:p text:style-name="P1">- **Risks**: Financial loss due to unauthorized transaction approval.</text:p>
      <text:p text:style-name="P1">- **Management Actions**: Review and adjust USER009's approval limits.</text:p>
      <text:p text:style-name="Preformatted_20_Text"/>
      <text:p text:style-name="P1">#### Transaction 7</text:p>
      <text:p text:style-name="P1">- **Observation**: Transaction Amount Exceed user Approval Level for USER010.</text:p>
      <text:p text:style-name="P1">- **Risk Rating**: High</text:p>
      <text:p text:style-name="P1">- **Risks**: Financial loss due to unauthorized transaction approval.</text:p>
      <text:p text:style-name="P1">- **Management Actions**: Review and adjust USER010's approval limits.</text:p>
      <text:p text:style-name="Preformatted_20_Text"/>
      <text:p text:style-name="P1">#### Transaction 9</text:p>
      <text:p text:style-name="P1">- **Observation**: Transaction Amount Exceed user Approval Level for USER005.</text:p>
      <text:p text:style-name="P1">- **Risk Rating**: High</text:p>
      <text:p text:style-name="P1">- **Risks**: Financial loss due to unauthorized transaction approval.</text:p>
      <text:p text:style-name="P1">- **Management Actions**: Review and adjust USER005's approval limits.</text:p>
      <text:p text:style-name="Preformatted_20_Text"/>
      <text:p text:style-name="P1">#### Transaction 14</text:p>
      <text:p text:style-name="P1">- **Observation**: Transaction Amount Exceed the joint Approval Level of users ['USER001', 'USER002', 'USER003'].</text:p>
      <text:p text:style-name="P1">- **Risk Rating**: High</text:p>
      <text:p text:style-name="P1">- **Risks**: Financial loss due to unauthorized transaction approval.</text:p>
      <text:p text:style-name="P1">- **Management Actions**: Review and adjust joint approval limits for USER001, USER002, and USER003.</text:p>
      <text:p text:style-name="Preformatted_20_Text"/>
      <text:p text:style-name="P1">### Change Management Audit Findings</text:p>
      <text:p text:style-name="Preformatted_20_Text"/>
      <text:p text:style-name="P1">#### Transaction 0</text:p>
      <text:p text:style-name="P1">- **Observation**: Transaction Amount Exceed user Approval Level for USER008.</text:p>
      <text:p text:style-name="P1">- **Risk Rating**: High</text:p>
      <text:p text:style-name="P1">- **Risks**: Financial loss due to unauthorized transaction approval.</text:p>
      <text:p text:style-name="P1">- **Management Actions**: Review and adjust USER008's approval limits.</text:p>
      <text:p text:style-name="Preformatted_20_Text"/>
      <text:p text:style-name="P1">#### Transaction 3</text:p>
      <text:p text:style-name="P1">- **Observation**: Transaction Amount Exceed user Approval Level for USER009.</text:p>
      <text:p text:style-name="P1">- **Risk Rating**: High</text:p>
      <text:p text:style-name="P1">- **Risks**: Financial loss due to unauthorized transaction approval.</text:p>
      <text:p text:style-name="P1">- **Management Actions**: Review and adjust USER009's approval limits.</text:p>
      <text:p text:style-name="Preformatted_20_Text"><text:soft-page-break/></text:p>
      <text:p text:style-name="P1">#### Transaction 7</text:p>
      <text:p text:style-name="P1">- **Observation**: Transaction Amount Exceed user Approval Level for USER010.</text:p>
      <text:p text:style-name="P1">- **Risk Rating**: High</text:p>
      <text:p text:style-name="P1">- **Risks**: Financial loss due to unauthorized transaction approval.</text:p>
      <text:p text:style-name="P1">- **Management Actions**: Review and adjust USER010's approval limits.</text:p>
      <text:p text:style-name="Preformatted_20_Text"/>
      <text:p text:style-name="P1">#### Transaction 9</text:p>
      <text:p text:style-name="P1">- **Observation**: Transaction Amount Exceed user Approval Level for USER005.</text:p>
      <text:p text:style-name="P1">- **Risk Rating**: High</text:p>
      <text:p text:style-name="P1">- **Risks**: Financial loss due to unauthorized transaction approval.</text:p>
      <text:p text:style-name="P1">- **Management Actions**: Review and adjust USER005's approval limits.</text:p>
      <text:p text:style-name="Preformatted_20_Text"/>
      <text:p text:style-name="P1">#### Transaction 14</text:p>
      <text:p text:style-name="P1">- **Observation**: Transaction Amount Exceed the joint Approval Level of users ['USER001', 'USER002', 'USER003'].</text:p>
      <text:p text:style-name="P1">- **Risk Rating**: High</text:p>
      <text:p text:style-name="P1">- **Risks**: Financial loss due to unauthorized transaction approval.</text:p>
      <text:p text:style-name="P1">- **Management Actions**: Review and adjust joint approval limits for USER001, USER002, and USER003.</text:p>
      <text:p text:style-name="P1">```</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6:29:30.915143187</meta:creation-date>
    <dc:date>2025-02-12T16:30:05.430901488</dc:date>
    <meta:editing-duration>PT35S</meta:editing-duration>
    <meta:editing-cycles>1</meta:editing-cycles>
    <meta:document-statistic meta:table-count="0" meta:image-count="0" meta:object-count="0" meta:page-count="22" meta:paragraph-count="599" meta:word-count="7853" meta:character-count="61163" meta:non-whitespace-character-count="53845"/>
    <meta:generator>LibreOffice/24.2.7.2$Linux_X86_64 LibreOffice_project/420$Build-2</meta:generator>
  </office:meta>
</office:document-meta>
</file>